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Heading_20_2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Úvod</text:h>
      <text:p text:style-name="Text_20_body">Při simulacích se často používají náhodné jevy či procesy, neboť některé části modelů jsou neurčité nebo je neumíme popsat jinak. Jedná se například o popisy příchodů (např. zákazníků) v systémech hromadné obsluhy, výskytu poruch nebo katastrof, určení doby obsluhy či doby životnosti nějakého zařízení. Především pro tvorbu simulačních modelů je tedy potřeba nástroj, který v průběhu simulace zajistí požadovanou náhodnost a to pokud možno rychle a přesně. Právě takovým nástrojem je zde dokumentovaná knihovna pro generování pseudonáhodných čísel nabízející tvůrci simulačního modelu na výběr z několika rozložení pravděpodobnosti výskytu žádané náhody.</text:p>
      <text:p text:style-name="Text_20_body">Generátor pseudonáhodných čísel je program, jehož výstupem je deterministicky a efektivně určená posloupnost čísel taková, že je statisticky k nerozeznání od náhodné posloupnosti čísel [Wiki]. Cílem této knihovny je vytvořit implementaci generátoru pseudonáhodných čísel, takže bude snadno použitelná v simulačních modelech nebo jiných, náhodnost požadujících, programech.</text:p>
      <text:h text:style-name="Heading_20_2" text:outline-level="2">Zdroje faktů</text:h>
      <text:p text:style-name="Text_20_body">Problematika generování náhodnosti je poměrně dobře popsána a to jak samotné generování pseudonáhodných čísel v rovnoměrném rozložení, tak také transformace z rovnoměrného rozložení do jiných žádaných rozložení.</text:p>
      <text:p text:style-name="Text_20_body">Co se týče generování pseudonáhodných čísel, byly díky použitému generátoru s názvem Mersenne Twister hlavním zdrojem informací odborný článek <text:span text:style-name="T1">Mersenne Twister: A 623-dimensionally equidistributed uniform pseudorandom number generator</text:span> [Matsumoto] a osobní stránka jeho tvůrce, profesora Makoto Matsumota [Matsumoto2].</text:p>
      <text:p text:style-name="Text_20_body">Transformace mezi pravděpodobnostními rozloženími si vyžádaly více faktických zdrojů, ovšem tím stěžejním byla kniha <text:span text:style-name="T1">Numerical Recipes</text:span> [NR], která k tématu poskytla obsáhlé ba až vyčerpávající informace. V některých případech bylo nahlédnuto do odborných vědeckých článků, na něž bude ve vhodnou dobu upozorněno.</text:p>
      <text:h text:style-name="Heading_20_2" text:outline-level="2">Testování knihovny</text:h>
      <text:p text:style-name="Text_20_body"/>
      <text:h text:style-name="Heading_20_1" text:outline-level="1">Rozbor tématu a použitých metod</text:h>
      <text:p text:style-name="Text_20_body">Jak už mohlo vyplynout z úvodu, dá se knihovna dekomponovat na dva dílčí podproblémy. Jedním z nich je generování pseudonáhodných čísel v rovnoměrném rozdělení pravděpodobnosti, druhým pak transformace rovnoměrného rozdělení pravděpodobnosti na jiná rozdělení. Zmíněnou dekompozici bude sledovat i struktura této kapitoly.</text:p>
      <text:h text:style-name="Heading_20_2" text:outline-level="2">Generování čísel v rovnoměrném rozdělení</text:h>
      <text:p text:style-name="Text_20_body">V teorii modelování a simulací se normalizované rovnoměrné rozdělení bere jako základ pro generování dalších rozdělení [IMS, slide 92]. Dobrá knihovna pro generování pseudonáhodných čísel by tedy měla implementovat zvláště dobře právě generátor pro toto rozdělení, protože na něm závisí i kvalita čísel vygenerovaných pomocí jiných rozdělení pravděpodobnosti. Přitom <text:span text:style-name="T1">zvláště dobře</text:span> implementovaný (či navrhnutý) zde znamená rychlý, s co nejdelší periodou (počet čísel, po kterých se posloupnost začne opakovat) a se statisticky nezávisle generovanou posloupností [IMS, slide 104].</text:p>
      <text:p text:style-name="Text_20_body">Algoritmů pro generování pseudonáhodných čísel v rovnoměrném rozdělení je celá řada, avšak ne všechny mají <text:span text:style-name="T1">zvláště dobré</text:span><text:span text:style-name="T2"> vlastnosti. V souvislosti se </text:span><text:span text:style-name="T1">zvláště dobrými</text:span><text:span text:style-name="T2"> algoritmy se v poslední </text:span><text:soft-page-break/><text:span text:style-name="T2">dekádě mluví především o algoritmu Mersenne Twister [IMS, slide 104], známým též jako MT19937 [Matsumoto], který nejenže má velmi velkou periodu 2^19937 – 1, ale je také velmi rychlý a to i v porovnání s výpočetně jednoduchým lineárně kongruentním generátorem (oproti němu je však paměťově náročnější) [Matsumoto, str. 4]. Přes jistou nevýhodu, kterou je jeho nepoužitelnost pro kryptografické účely (pokud získáme posloupnost určité délky, můžeme odvodit zbytek) [Matsumoto, str. 5], byl tento algoritmus vybrán, neboť knihovna najde své použití spíše při tvorbě simulačních modelů, kde zmíněný nedostatek nevadí.</text:span></text:p>
      <text:p text:style-name="P1">Jako alternativa k algoritmu Mersenne Twister se nabízel algoritmus Complimentary-multiply-with-carry, od výzkumníka na poli generátorů pseudonáhodných čísel George Marsaglii (též autor tzv. Diehard testů). Jeho algoritmus má větší periodu (2^131086), je rychlejší, ale paměťově náročnější [jomasm, str. 8]. Přestože byl vybrán Mersenne Twister (pro lepší dohledatelnost a větší známost), knihovnu lze jednoduše přizpůsobit i pro CMWC algoritmus, o čemž je pojednáno dále.</text:p>
      <text:h text:style-name="P2" text:outline-level="2">Transformace rovnoměrného rozdělení na jiná rozdělení</text:h>
      <text:p text:style-name="P1">Rozdělení, která knihovna podporuje, jsou následující: rovnoměrné, exponenciální, normální, Weibullovo, Poissonovo a <text:s/>gamma. Pro různá rozdělení byly použity různé metody transformace z výchozího rovnoměrného rozložení.</text:p>
      <text:h text:style-name="Heading_20_3" text:outline-level="3">Metoda inverzní transformace</text:h>
      <text:p text:style-name="Text_20_body">Inverzní transformace (IMS, slide 105) je způsob, jímž se dají náhodná čísla generovat přesně v daném rozdělení [IMS2, str. 98]. Metoda vychází z funkce inverzní k distribuční funkci požadovaného rozdělení, což však znemožňuje použitelnost této metody pro rozdělení, jejichž distribuční funkce buď nemají inverzní funkci nebo je tato inverzní funkce nevyjádřitelná elementárními funkcemi [IMS2, str. 98].</text:p>
      <text:p text:style-name="Text_20_body">V knihovně je metoda inverzní transformace použita pro exponenciální a Weibullovo rozdělení. Obě rozdělení mají poměrně jednoduše vyjádřitelnou inverzní funkci k distribuční funkci a obě inverzní funkce si jsou také dost podobné, neboť Weibullovo rozdělení je (jistým způsobem) zobecněné exponenciální rozdělení [NR, str. 327]. Podoba použitých inverzních funkcí daných rozdělení je převzata z knihy <text:span text:style-name="T2">[NR].</text:span></text:p>
      <text:h text:style-name="Heading_20_3" text:outline-level="3"><text:span text:style-name="T2">Metoda Ratio-of-Uniforms</text:span></text:h>
      <text:p text:style-name="Text_20_body"><text:span text:style-name="T2">Pro některá rozdělení pravděpodobnosti existuje více způsobů transformace z rovnoměrného rozdělení, avšak ne všechny tyto způsoby jsou dostatečně efektivní. Kinderman a Monahan vytvořili kombinovanou transformační metodu, která je poměrně efektivní, přestože není implementačně složitá [KM]. Metoda Ratio-of-Uniforms (česky snad „poměr rovnoměrných“) vychází z metody vylučovací (IMS, slide 105), ze které přebírá princip nacházení takových dvou náhodných rovnoměrně rozdělených čísel, že leží uvnitř specifického dvourozměrného tvaru. Z těchto dvou čísel je pak náhodné číslo cílového rozdělení vytvořeno výpočtem poměru původních dvou [NR, str. 367]. Důkaz platnosti metody je podán v [KM] i [NR]. Metoda byla použita pro generování náhodných čísel v normálním a v Poissonově rozdělení (zde je ovšem implementace kombinována s jinou metodou, viz dále).</text:span></text:p>
      <text:p text:style-name="Text_20_body"><text:span text:style-name="T2">Co se týče normálního (Gaussova) rozdělení, byla použita implementace algoritmu, který vytvořil a v článku </text:span><text:span text:style-name="T1">A Fast Normal Random Number Generator</text:span><text:span text:style-name="T2"> publikoval Joseph L. Leva [Leva]. Ten výpočetně optimalizoval metodu Ratio-of-Uniforms tak, že minimalizoval potřebný počet výpočtů logaritmu, přičemž nabízí i srovnání s dalšími algoritmy [Leva, str. 5]. Algoritmus od Leva je přesný a rychlý, takže při výběru metody nevzniklo žádné dilema.</text:span></text:p>
      <text:p text:style-name="Text_20_body"><text:span text:style-name="T2">Poissonovo rozdělení je jediné diskrétní rozdělení (IMS, slide 90) v dokumentované knihovně. Kniha [NR] navrhuje a knihovna pro generování pseudonáhodných čísel implementuje dva způsoby </text:span><text:soft-page-break/><text:span text:style-name="T2">generování čísel v Poissonově rozdělení, které se používají v závislosti na střední hodnotě rozdělení. První metodou je zmíněná Ratio-of-Uniforms s řadou výpočetních optimalizací, druhou pak metoda násobící (Multiplikation Method) [AD, kap. 5], kterou jako první popsal Donald Knuth ve svém díle </text:span><text:span text:style-name="T1">Art of Computer Programming</text:span><text:span text:style-name="T2">, ale která je použitelná pouze pro nízké střední hodnoty <text:s/></text:span><text:span text:style-name="T1">lambda </text:span><text:span text:style-name="T2">(pro ně je výpočet efektivní). Nutno zmínit, že v článku [AD] je nabízena řada dalších alternativních metod pro výpočet včetně jejich srovnání, z něhož vyplývá, že Knuthova metoda je výhodná jen pro střední hodnoty nepřesahující hodnotu 5 [AD, tab. P]. Bohužel se zde nevyskytuje srovnání s metodou Ratio-of-Uniforms.</text:span></text:p>
      <text:h text:style-name="Heading_20_3" text:outline-level="3"><text:span text:style-name="T2">Vylučovací metoda</text:span></text:h>
      <text:p text:style-name="Text_20_body"><text:span text:style-name="T2"/></text:p>
      <text:h text:style-name="Heading_20_1" text:outline-level="1"><text:span text:style-name="T2">Koncepce a analýza</text:span></text:h>
      <text:h text:style-name="P2" text:outline-level="2">Návrh programu</text:h>
      <text:p text:style-name="Text_20_body"><text:span text:style-name="T2">Knihovna pro generování pseudonáhodných čísel využívá objektově orientovaný přístup ve svém návrhu (tedy posléze i v implementaci). Stanoveným cílem knihovny je dát uživateli možnost vytvořit jeden objekt, který umí generovat náhodnost všech rozdělení, a pokryje pro tyto účely potřeby daného lokálního prostoru, kde bude moci až do svého zničení neustále poskytovat správná čísla. Uživateli však musí být umožněno vytvářet libovolný počet generátorů a to se stejnými i různými inicializačními hodnotami. Pokud bude uživatel knihovny chtít změnit základní generátor čísel v rovnoměrném rozdělení, musí být tato změna pro něj co nejméně náročná a nesmí v jejím důsledku vzniknout potřeba upravovat kód v uživatelově programu.</text:span></text:p>
      <text:p text:style-name="Text_20_body"><text:span text:style-name="T2">Ke splnění uvedených požadavků postačuje použití základních objektově orientovaných principů jako jednoduchá dědičnost a zapouzdření. </text:span><text:span text:style-name="T3">Obrázek č.1(musíme udělat)</text:span><text:span text:style-name="T2"> zobrazuje, jak jednoduchá je struktura knihovny pro generování pseudonáhodných čísel. Dvě třídy ve vztahu rodič – potomek, kde rodič je libovolný generátor pseudonáhodných čísel v rovnoměrném rozdělení a potomek generátor rozdělení z něho transformovaných. Použitá dědičnost je jednoduchá, použitá k účelu snadné záměny rodiče bez nutnosti změn v potomku a všude využívá volání metod časnou vazbou, takže nevzniká potřeba vytvářet tabulku virtuální metod, což přispívá k rychlosti generátoru. </text:span></text:p>
      <text:h text:style-name="P2" text:outline-level="2">Analýza rozložení</text:h>
      <text:p text:style-name="P1">Nyní budou podrobněji rozebrána jednotlivá rozložení pravděpodobnosti</text:p>
      <text:h text:style-name="Heading_20_3" text:outline-level="3">Rovnoměrné rozdělení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9T11:45:27</meta:creation-date>
    <dc:date>2010-12-10T22:33:32</dc:date>
    <meta:editing-duration>PT21H14M35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3" meta:paragraph-count="31" meta:word-count="1215" meta:character-count="8997"/>
  </office:meta>
</office:document-meta>
</file>